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60196" officeooo:paragraph-rsid="00060196"/>
    </style:style>
    <style:style style:name="P2" style:family="paragraph" style:parent-style-name="Standard">
      <style:paragraph-properties fo:break-before="page"/>
      <style:text-properties officeooo:rsid="00060196" officeooo:paragraph-rsid="00060196"/>
    </style:style>
    <style:style style:name="P3" style:family="paragraph" style:parent-style-name="Standard">
      <style:text-properties officeooo:rsid="00069bb5" officeooo:paragraph-rsid="00069bb5"/>
    </style:style>
    <style:style style:name="P4" style:family="paragraph" style:parent-style-name="Standard">
      <style:text-properties officeooo:rsid="000b4c2e" officeooo:paragraph-rsid="000b4c2e"/>
    </style:style>
    <style:style style:name="P5" style:family="paragraph" style:parent-style-name="Standard">
      <style:text-properties officeooo:rsid="000cde58" officeooo:paragraph-rsid="000cde58"/>
    </style:style>
    <style:style style:name="P6" style:family="paragraph" style:parent-style-name="Standard">
      <style:text-properties officeooo:rsid="000ce46a" officeooo:paragraph-rsid="000ce46a"/>
    </style:style>
    <style:style style:name="P7" style:family="paragraph" style:parent-style-name="Standard">
      <style:text-properties officeooo:rsid="000f91c5" officeooo:paragraph-rsid="000f91c5"/>
    </style:style>
    <style:style style:name="P8" style:family="paragraph" style:parent-style-name="Standard">
      <style:text-properties officeooo:rsid="000f91c5" officeooo:paragraph-rsid="00117ca2"/>
    </style:style>
    <style:style style:name="P9" style:family="paragraph" style:parent-style-name="Standard">
      <style:paragraph-properties fo:text-align="center" style:justify-single-word="false"/>
      <style:text-properties fo:font-size="18pt" officeooo:rsid="000f91c5" officeooo:paragraph-rsid="000f91c5" style:font-size-asian="18pt" style:font-size-complex="18pt"/>
    </style:style>
    <style:style style:name="P10" style:family="paragraph" style:parent-style-name="Standard">
      <style:text-properties officeooo:paragraph-rsid="000f91c5"/>
    </style:style>
    <style:style style:name="P11" style:family="paragraph" style:parent-style-name="Standard">
      <style:text-properties officeooo:paragraph-rsid="00117ca2"/>
    </style:style>
    <style:style style:name="P12" style:family="paragraph" style:parent-style-name="Standard">
      <style:text-properties officeooo:rsid="00123e6e" officeooo:paragraph-rsid="00123e6e"/>
    </style:style>
    <style:style style:name="P13" style:family="paragraph" style:parent-style-name="Standard">
      <style:text-properties officeooo:rsid="00123e6e" officeooo:paragraph-rsid="00128d20"/>
    </style:style>
    <style:style style:name="P14" style:family="paragraph" style:parent-style-name="Standard">
      <style:text-properties officeooo:rsid="00128d20" officeooo:paragraph-rsid="00128d20"/>
    </style:style>
    <style:style style:name="P15" style:family="paragraph" style:parent-style-name="Standard">
      <style:paragraph-properties fo:text-align="center" style:justify-single-word="false"/>
      <style:text-properties officeooo:rsid="00128d20" officeooo:paragraph-rsid="00128d20"/>
    </style:style>
    <style:style style:name="P16" style:family="paragraph" style:parent-style-name="Standard">
      <style:text-properties officeooo:rsid="001394ba" officeooo:paragraph-rsid="001394ba"/>
    </style:style>
    <style:style style:name="P17" style:family="paragraph" style:parent-style-name="Standard" style:list-style-name="L1">
      <style:text-properties officeooo:rsid="00128d20" officeooo:paragraph-rsid="00128d20"/>
    </style:style>
    <style:style style:name="P18" style:family="paragraph" style:parent-style-name="Standard">
      <style:text-properties officeooo:rsid="001394ba" officeooo:paragraph-rsid="001394ba"/>
    </style:style>
    <style:style style:name="P19" style:family="paragraph" style:parent-style-name="Standard">
      <style:paragraph-properties fo:text-align="center" style:justify-single-word="false"/>
      <style:text-properties officeooo:rsid="001394ba" officeooo:paragraph-rsid="001394ba"/>
    </style:style>
    <style:style style:name="P20" style:family="paragraph" style:parent-style-name="Standard" style:list-style-name="L2">
      <style:text-properties officeooo:paragraph-rsid="001394ba"/>
    </style:style>
    <style:style style:name="P21" style:family="paragraph" style:parent-style-name="Standard" style:list-style-name="L3">
      <style:text-properties officeooo:rsid="00060196" officeooo:paragraph-rsid="00060196"/>
    </style:style>
    <style:style style:name="P22" style:family="paragraph" style:parent-style-name="Standard">
      <style:text-properties officeooo:rsid="000e5388" officeooo:paragraph-rsid="000e5388"/>
    </style:style>
    <style:style style:name="P23" style:family="paragraph" style:parent-style-name="Standard">
      <style:text-properties officeooo:rsid="00157414" officeooo:paragraph-rsid="00157414"/>
    </style:style>
    <style:style style:name="P24" style:family="paragraph" style:parent-style-name="Standard">
      <style:text-properties officeooo:rsid="00157414" officeooo:paragraph-rsid="00209545"/>
    </style:style>
    <style:style style:name="P25" style:family="paragraph" style:parent-style-name="Standard">
      <style:text-properties officeooo:rsid="0016fe2e" officeooo:paragraph-rsid="0016fe2e"/>
    </style:style>
    <style:style style:name="P26" style:family="paragraph" style:parent-style-name="Standard">
      <style:text-properties officeooo:rsid="00197582" officeooo:paragraph-rsid="00197582"/>
    </style:style>
    <style:style style:name="P27" style:family="paragraph" style:parent-style-name="Standard">
      <style:text-properties officeooo:rsid="001aa86a" officeooo:paragraph-rsid="001aa86a"/>
    </style:style>
    <style:style style:name="P28" style:family="paragraph" style:parent-style-name="Standard">
      <style:text-properties officeooo:rsid="001c9dc2" officeooo:paragraph-rsid="001c9dc2"/>
    </style:style>
    <style:style style:name="P29" style:family="paragraph" style:parent-style-name="Standard">
      <style:text-properties officeooo:rsid="001c9dc2" officeooo:paragraph-rsid="002e2878"/>
    </style:style>
    <style:style style:name="P30" style:family="paragraph" style:parent-style-name="Standard">
      <style:text-properties officeooo:rsid="00209545" officeooo:paragraph-rsid="00209545"/>
    </style:style>
    <style:style style:name="P31" style:family="paragraph" style:parent-style-name="Standard">
      <style:text-properties officeooo:rsid="0020afa3" officeooo:paragraph-rsid="0020afa3"/>
    </style:style>
    <style:style style:name="P32" style:family="paragraph" style:parent-style-name="Standard">
      <style:text-properties officeooo:rsid="0020afa3" officeooo:paragraph-rsid="002547b0"/>
    </style:style>
    <style:style style:name="P33" style:family="paragraph" style:parent-style-name="Standard">
      <style:paragraph-properties fo:break-before="page"/>
      <style:text-properties officeooo:rsid="0028d2e6" officeooo:paragraph-rsid="0028d2e6"/>
    </style:style>
    <style:style style:name="P34" style:family="paragraph" style:parent-style-name="Standard">
      <style:text-properties officeooo:rsid="0028d2e6" officeooo:paragraph-rsid="0028d2e6"/>
    </style:style>
    <style:style style:name="P35" style:family="paragraph" style:parent-style-name="Standard">
      <style:text-properties officeooo:rsid="002c7631" officeooo:paragraph-rsid="002bb7fe"/>
    </style:style>
    <style:style style:name="P36" style:family="paragraph" style:parent-style-name="Standard">
      <style:text-properties officeooo:rsid="002e2878" officeooo:paragraph-rsid="002e2878"/>
    </style:style>
    <style:style style:name="P37" style:family="paragraph" style:parent-style-name="Standard">
      <style:text-properties officeooo:rsid="00301c8a" officeooo:paragraph-rsid="00301c8a"/>
    </style:style>
    <style:style style:name="P38" style:family="paragraph" style:parent-style-name="Standard">
      <style:text-properties officeooo:rsid="00123e6e" officeooo:paragraph-rsid="00128d20"/>
    </style:style>
    <style:style style:name="P39" style:family="paragraph" style:parent-style-name="Standard">
      <style:paragraph-properties fo:break-before="page"/>
      <style:text-properties officeooo:rsid="00123e6e" officeooo:paragraph-rsid="00128d20"/>
    </style:style>
    <style:style style:name="P40" style:family="paragraph" style:parent-style-name="Standard">
      <style:paragraph-properties fo:text-align="center" style:justify-single-word="false"/>
      <style:text-properties officeooo:rsid="00325637" officeooo:paragraph-rsid="00325637"/>
    </style:style>
    <style:style style:name="P41" style:family="paragraph" style:parent-style-name="Standard">
      <style:text-properties officeooo:rsid="00325637" officeooo:paragraph-rsid="00325637"/>
    </style:style>
    <style:style style:name="P42" style:family="paragraph" style:parent-style-name="Standard">
      <style:text-properties officeooo:rsid="00325637" officeooo:paragraph-rsid="00354967"/>
    </style:style>
    <style:style style:name="P43" style:family="paragraph" style:parent-style-name="Standard">
      <style:text-properties officeooo:rsid="000f91c5" officeooo:paragraph-rsid="000f91c5"/>
    </style:style>
    <style:style style:name="P44" style:family="paragraph" style:parent-style-name="Standard">
      <style:text-properties officeooo:rsid="000f91c5" officeooo:paragraph-rsid="00325637"/>
    </style:style>
    <style:style style:name="P45" style:family="paragraph" style:parent-style-name="Standard">
      <style:paragraph-properties fo:text-align="center" style:justify-single-word="false"/>
      <style:text-properties fo:font-size="18pt" officeooo:rsid="000f91c5" officeooo:paragraph-rsid="00325637" style:font-size-asian="18pt" style:font-size-complex="18pt"/>
    </style:style>
    <style:style style:name="P46" style:family="paragraph" style:parent-style-name="Standard">
      <style:paragraph-properties fo:text-align="start" style:justify-single-word="false"/>
      <style:text-properties fo:font-size="18pt" officeooo:rsid="000f91c5" officeooo:paragraph-rsid="000f91c5" style:font-size-asian="18pt" style:font-size-complex="18pt"/>
    </style:style>
    <style:style style:name="P47" style:family="paragraph" style:parent-style-name="Standard">
      <style:paragraph-properties fo:text-align="center" style:justify-single-word="false"/>
      <style:text-properties fo:font-size="18pt" officeooo:rsid="00325637" officeooo:paragraph-rsid="00325637" style:font-size-asian="18pt" style:font-size-complex="18pt"/>
    </style:style>
    <style:style style:name="P48" style:family="paragraph" style:parent-style-name="Standard">
      <style:text-properties officeooo:rsid="0033cfff" officeooo:paragraph-rsid="0033cfff"/>
    </style:style>
    <style:style style:name="P49" style:family="paragraph" style:parent-style-name="Standard">
      <style:text-properties officeooo:rsid="0033cfff" officeooo:paragraph-rsid="003486a6"/>
    </style:style>
    <style:style style:name="P50" style:family="paragraph" style:parent-style-name="Standard">
      <style:text-properties officeooo:rsid="003486a6" officeooo:paragraph-rsid="003486a6"/>
    </style:style>
    <style:style style:name="P51" style:family="paragraph" style:parent-style-name="Standard">
      <style:text-properties officeooo:rsid="0038317b" officeooo:paragraph-rsid="0038317b"/>
    </style:style>
    <style:style style:name="P52" style:family="paragraph" style:parent-style-name="Standard">
      <style:text-properties officeooo:rsid="003ab032" officeooo:paragraph-rsid="003ab032"/>
    </style:style>
    <style:style style:name="P53" style:family="paragraph" style:parent-style-name="Standard">
      <style:text-properties officeooo:rsid="003ba904" officeooo:paragraph-rsid="003ba904"/>
    </style:style>
    <style:style style:name="T1" style:family="text">
      <style:text-properties officeooo:rsid="00086ffb"/>
    </style:style>
    <style:style style:name="T2" style:family="text">
      <style:text-properties officeooo:rsid="000953d8"/>
    </style:style>
    <style:style style:name="T3" style:family="text">
      <style:text-properties officeooo:rsid="000b4c2e"/>
    </style:style>
    <style:style style:name="T4" style:family="text">
      <style:text-properties officeooo:rsid="000e5388"/>
    </style:style>
    <style:style style:name="T5" style:family="text">
      <style:text-properties officeooo:rsid="000f315c"/>
    </style:style>
    <style:style style:name="T6" style:family="text">
      <style:text-properties officeooo:rsid="000f91c5"/>
    </style:style>
    <style:style style:name="T7" style:family="text">
      <style:text-properties officeooo:rsid="0010a039"/>
    </style:style>
    <style:style style:name="T8" style:family="text">
      <style:text-properties officeooo:rsid="00117ca2"/>
    </style:style>
    <style:style style:name="T9" style:family="text">
      <style:text-properties officeooo:rsid="00123e6e"/>
    </style:style>
    <style:style style:name="T10" style:family="text">
      <style:text-properties officeooo:rsid="00128d20"/>
    </style:style>
    <style:style style:name="T11" style:family="text">
      <style:text-properties officeooo:rsid="00157414"/>
    </style:style>
    <style:style style:name="T12" style:family="text">
      <style:text-properties officeooo:rsid="0018b81e"/>
    </style:style>
    <style:style style:name="T13" style:family="text">
      <style:text-properties officeooo:rsid="00197582"/>
    </style:style>
    <style:style style:name="T14" style:family="text">
      <style:text-properties officeooo:rsid="00198dd0"/>
    </style:style>
    <style:style style:name="T15" style:family="text">
      <style:text-properties officeooo:rsid="001b6d47"/>
    </style:style>
    <style:style style:name="T16" style:family="text">
      <style:text-properties officeooo:rsid="001d31f4"/>
    </style:style>
    <style:style style:name="T17" style:family="text">
      <style:text-properties officeooo:rsid="00209545"/>
    </style:style>
    <style:style style:name="T18" style:family="text">
      <style:text-properties officeooo:rsid="0020afa3"/>
    </style:style>
    <style:style style:name="T19" style:family="text">
      <style:text-properties officeooo:rsid="0021d592"/>
    </style:style>
    <style:style style:name="T20" style:family="text">
      <style:text-properties officeooo:rsid="00236d17"/>
    </style:style>
    <style:style style:name="T21" style:family="text">
      <style:text-properties officeooo:rsid="00237724"/>
    </style:style>
    <style:style style:name="T22" style:family="text">
      <style:text-properties officeooo:rsid="002547b0"/>
    </style:style>
    <style:style style:name="T23" style:family="text">
      <style:text-properties officeooo:rsid="00271e26"/>
    </style:style>
    <style:style style:name="T24" style:family="text">
      <style:text-properties officeooo:rsid="0028d2e6"/>
    </style:style>
    <style:style style:name="T25" style:family="text">
      <style:text-properties officeooo:rsid="002a9a3b"/>
    </style:style>
    <style:style style:name="T26" style:family="text">
      <style:text-properties officeooo:rsid="002bb7fe"/>
    </style:style>
    <style:style style:name="T27" style:family="text">
      <style:text-properties officeooo:rsid="002e2878"/>
    </style:style>
    <style:style style:name="T28" style:family="text">
      <style:text-properties officeooo:rsid="002e43dc"/>
    </style:style>
    <style:style style:name="T29" style:family="text">
      <style:text-properties officeooo:rsid="003100da"/>
    </style:style>
    <style:style style:name="T30" style:family="text">
      <style:text-properties officeooo:rsid="0031a4bb"/>
    </style:style>
    <style:style style:name="T31" style:family="text">
      <style:text-properties officeooo:rsid="00325637"/>
    </style:style>
    <style:style style:name="T32" style:family="text">
      <style:text-properties style:text-position="super 58%"/>
    </style:style>
    <style:style style:name="T33" style:family="text">
      <style:text-properties style:text-position="0% 100%"/>
    </style:style>
    <style:style style:name="T34" style:family="text">
      <style:text-properties officeooo:rsid="0033cfff"/>
    </style:style>
    <style:style style:name="T35" style:family="text">
      <style:text-properties officeooo:rsid="003486a6"/>
    </style:style>
    <style:style style:name="T36" style:family="text">
      <style:text-properties officeooo:rsid="0034a465"/>
    </style:style>
    <style:style style:name="T37" style:family="text">
      <style:text-properties officeooo:rsid="00354967"/>
    </style:style>
    <style:style style:name="T38" style:family="text">
      <style:text-properties officeooo:rsid="0036414e"/>
    </style:style>
    <style:style style:name="T39" style:family="text">
      <style:text-properties officeooo:rsid="0038317b"/>
    </style:style>
    <style:style style:name="T40" style:family="text">
      <style:text-properties officeooo:rsid="003a2e30"/>
    </style:style>
    <style:style style:name="T41" style:family="text">
      <style:text-properties officeooo:rsid="003ab032"/>
    </style:style>
    <style:style style:name="T42" style:family="text">
      <style:text-properties officeooo:rsid="003ba904"/>
    </style:style>
    <style:style style:name="T43" style:family="text">
      <style:text-properties officeooo:rsid="003bc539"/>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West Buckland Railway Signalling System</text:p>
      <text:p text:style-name="P9"/>
      <text:p text:style-name="P9">System Architecture Overview</text:p>
      <text:p text:style-name="P46"/>
      <text:p text:style-name="P7">The purpose of the Signalling System is to promote safer working of the railways.</text:p>
      <text:p text:style-name="P7"/>
      <text:p text:style-name="P47">Signalling. <text:s/>A Control System.</text:p>
      <text:p text:style-name="P44"/>
      <text:p text:style-name="P42">The railway is made up of a number of discrete <text:span text:style-name="T37">connected ‘</text:span><text:span text:style-name="T34">objects’;</text:span> track sections, <text:span text:style-name="T34"><text:s/></text:span>turnouts, crossing gates, <text:span text:style-name="T37">lineside </text:span>railway signals,<text:span text:style-name="T34"> train presence or movement detectors </text:span><text:span text:style-name="T40">to name a few</text:span><text:span text:style-name="T34">, and the ‘whatever it is that makes it all work’ controller(s).</text:span></text:p>
      <text:p text:style-name="P41"/>
      <text:p text:style-name="P48">A control system monitor<text:span text:style-name="T41">s</text:span> the state of ‘objects’, and determine<text:span text:style-name="T41">s</text:span> the future state of these and other objects in accordance with some predetermined plan, or ‘programme’. <text:s/>This, in <text:span text:style-name="T42">ess</text:span>ence, describes any control system whether a railway signalling system, oil refinery, or other process.</text:p>
      <text:p text:style-name="P44"/>
      <text:p text:style-name="P52">There’s plenty that moves on a railway, apart from trains! <text:s/>G<text:span text:style-name="T39">ates, turnouts and semaphore signals, for example. <text:s/></text:span>To keep collision numbers low, the signalling system needs to ‘know’ for certain where all these moving items are at any time.</text:p>
      <text:p text:style-name="P51"/>
      <text:p text:style-name="P53">You might imagine that as the signalling system directs the settings of semaphores and turnouts, a simple one-wire ‘<text:span text:style-name="T43">On/Off’ </text:span>command</text:p>
      <text:p text:style-name="P51"/>
      <text:p text:style-name="P51">The simplest approach to controlling these might involve switching power along single wires to move object parts, in the hope that a semaphore moves between showing ‘Clear’ or Danger’, a turnout moves from setting ‘Safe Route A’ to setting ‘Safe Route B’, a gate moves between being fully open to fully shut, with power sent along the appropriate wire, or not. <text:s/></text:p>
      <text:p text:style-name="P51"/>
      <text:p text:style-name="P51">There’s plenty to go wrong here. <text:s/>A gull sitting on a semaphore blade, a pebble stuck in a turnout, something blocking a gate, a semaphore missing altogether – the controller needs to know!</text:p>
      <text:p text:style-name="P44"/>
      <text:p text:style-name="P51">Object parts may be moved using motors, solenoids, pneumatics, or something else. <text:s/>There may be the need to drive actuators in both directions, requiring at least a two-wire control – two outputs from the controller. <text:s/>For the controller to be certain of the position objects are in, two inputs to the controller are required (see ‘Moving Part Rule’ and ‘Standard Interface’ for details). <text:s/>This 2-in, 2-out requirement uses ‘4IO’ in the jargon. <text:s/>Using the ‘Standard Interface’, 4 controller ‘IO’ lines need to be allocated to each moving object.</text:p>
      <text:p text:style-name="P51"/>
      <text:p text:style-name="P51">A quick count-up for a rough guide to controller ‘IO’ requirement : - 8 turnouts, maybe 18 semaphore or coloured light equivalent lineside signals, 4 crossing gates = 30 objects requiring a total 120 IO.</text:p>
      <text:p text:style-name="P44"/>
      <text:p text:style-name="P44"/>
      <text:p text:style-name="P44"/>
      <text:p text:style-name="P49">A lineside railway signal may, for example, indicate “Clear” or “Danger”. <text:s/>Having no means within itself to determine which aspect to display, it obeys a command <text:span text:style-name="T35">decision </text:span>issued to it by a ‘controller’, <text:span text:style-name="T35">which uses knowledge of the states found in the wider system in reaching its decision</text:span>. <text:s/></text:p>
      <text:p text:style-name="P49"/>
      <text:p text:style-name="P50">For semaphore signals, and other objects with moving parts,<text:span text:style-name="T34"> the controller will also need to ‘know’ </text:span>the part has moved correctly and fully to the required position<text:span text:style-name="T34">. <text:s/></text:span>Movement command and position <text:soft-page-break/>feedback <text:span text:style-name="T36">between controller and remote ‘object’ </text:span>typically uses four wires, two input and two output <text:span text:style-name="T37">(“4 IO” to use the jargon) </text:span>as detailed in ‘Standard Interface link’<text:span text:style-name="T34">.</text:span></text:p>
      <text:p text:style-name="P48"/>
      <text:p text:style-name="P48"><text:span text:style-name="T35">T</text:span>urnout<text:span text:style-name="T35">s (points).</text:span> <text:s/>The controller <text:span text:style-name="T35">constantly </text:span>needs to know with certainty the turnout is ‘In Position A’, is ‘In Position B’, or in neither of the above! <text:s/>Semaphore signals, mechanical interlocks and crossing gates are other examples of objects that the controller needs to know the position state of. <text:s/>Consideration of these led to the ‘Moving Part Rule’ for safely reporting positions back to the controller. <text:s/>Whatever means of setting turnout position is decided upon, there will be times when attempted setting fails (p<text:span text:style-name="T35">ebble</text:span> stuck in <text:span text:style-name="T38">works</text:span>?). <text:s/>One task of the SigSys is to ensure failures of this and similar types are dealt with safely.</text:p>
      <text:p text:style-name="P44"/>
      <text:p text:style-name="P44"/>
      <text:p text:style-name="P44"/>
      <text:p text:style-name="P44"/>
      <text:p text:style-name="P47">Electronics and Controllers</text:p>
      <text:p text:style-name="P7"/>
      <text:p text:style-name="P7"/>
      <text:p text:style-name="P7"/>
      <text:p text:style-name="P7">Safe running of the railway relies upon factors both within, and beyond our field of influence. <text:s/>While design and testing of signalling system outputs will be rigorously tested and formed to comply with agreed requirements, it is inevitable ‘Signals At Danger’ will be passed, and unmonitored other hazards will arise.</text:p>
      <text:p text:style-name="P7"/>
      <text:p text:style-name="P7"/>
      <text:p text:style-name="P45">hite</text:p>
      <text:p text:style-name="P7"/>
      <text:p text:style-name="P15">Controllers and Peripherals</text:p>
      <text:p text:style-name="P7"/>
      <text:p text:style-name="P7">Lineside <text:span text:style-name="T10">driver-info </text:span>signals, turnouts determining route, level crossing, signal box <text:span text:style-name="T7">levers</text:span> – these <text:span text:style-name="T10">system </text:span>component parts <text:span text:style-name="T10">are the</text:span> ‘peripherals’.</text:p>
      <text:p text:style-name="P7"/>
      <text:p text:style-name="P7">Monitoring and changing the states of peripherals will be one or more ‘controller’.</text:p>
      <text:p text:style-name="P7"/>
      <text:p text:style-name="P7"><text:span text:style-name="T10">T</text:span>he Signalling System comprises ‘<text:span text:style-name="T10">C</text:span>ontrollers’ and ‘<text:span text:style-name="T10">P</text:span>eripherals’.</text:p>
      <text:p text:style-name="P7"/>
      <text:p text:style-name="P10"><text:span text:style-name="T6">A controller ha</text:span><text:span text:style-name="T10">s</text:span><text:span text:style-name="T6"> a point-to-point, </text:span><text:span text:style-name="T10">two-way</text:span><text:span text:style-name="T6"> communication channel with each peripheral within its world view. <text:s/>Peripherals </text:span><text:span text:style-name="T9">communicate with</text:span><text:span text:style-name="T6"> one controller only. <text:s/>This describes a ‘</text:span><text:a xlink:type="simple" xlink:href="https://en.wikipedia.org/wiki/Star_network" text:style-name="Internet_20_link" text:visited-style-name="Visited_20_Internet_20_Link"><text:span text:style-name="T6">Star Network</text:span></text:a><text:span text:style-name="T6">’.</text:span></text:p>
      <text:p text:style-name="P10"/>
      <text:p text:style-name="P7">The signalling system design and build will evolve, and is likely to include <text:span text:style-name="T7">more than one</text:span> controller. <text:s/>The controllers will also be considered a ‘Star Network’, with one designated the central hub. <text:s/><text:span text:style-name="T7">Thus there are at most three levels of hierarchy.</text:span></text:p>
      <text:p text:style-name="P7"/>
      <text:p text:style-name="P7">Comms between controllers requires some protocol for interchange of messages of variable lengths and types, deliverable over a physical layer being CAN bus or other two-wire <text:span text:style-name="T7">or radio</text:span> serial bus, <text:span text:style-name="T7">or combination thereof</text:span>.</text:p>
      <text:p text:style-name="P7"/>
      <text:p text:style-name="P11"><text:span text:style-name="T7">Most p</text:span><text:span text:style-name="T6">eripherals </text:span><text:span text:style-name="T7">are very simple, </text:span><text:span text:style-name="T9">having</text:span><text:span text:style-name="T7"> no ‘intelligence’, and tend to be positioned close to a controller. <text:s/>It makes sense to hard-wire simple nearby peripherals to the controller. <text:s/>To this end, a ‘</text:span><text:a xlink:type="simple" xlink:href="https://jons-workshop.com/wbsigs/std_interface.html" text:style-name="Internet_20_link" text:visited-style-name="Visited_20_Internet_20_Link"><text:span text:style-name="T7">Standard 2-in-2-out Interface</text:span></text:a><text:span text:style-name="T7">’ is presented </text:span><text:span text:style-name="T8">(see also</text:span><text:span text:style-name="T7"> </text:span><text:a xlink:type="simple" xlink:href="https://jons-workshop.com/wbsigs/moving_part_rule.html" text:style-name="Internet_20_link" text:visited-style-name="Visited_20_Internet_20_Link"><text:span text:style-name="T7">the Moving Part Rule</text:span></text:a><text:span text:style-name="T7">.</text:span><text:span text:style-name="T8">)</text:span></text:p>
      <text:p text:style-name="P11"/>
      <text:p text:style-name="P15">Cable Connections</text:p>
      <text:p text:style-name="P12"><text:soft-page-break/></text:p>
      <text:p text:style-name="P13">Electrical signal-wire connections will be used between items distributed around a ‘harsh environment’, with attendant risk to <text:span text:style-name="T10">electrical </text:span>signal and cable integrity. <text:s/><text:span text:style-name="T10">Electrical interfaces will be designed such that a cable fault between a controller and a peripheral, however caused, will : -</text:span></text:p>
      <text:list text:style-name="L1">
        <text:list-item>
          <text:p text:style-name="P17">cause no damage to interfaces in the controller or the peripheral</text:p>
        </text:list-item>
        <text:list-item>
          <text:p text:style-name="P17">affect only the connected peripheral</text:p>
        </text:list-item>
      </text:list>
      <text:p text:style-name="P14">The one exception to be partial or total power failure. <text:s/>Power is likely to be distributed using a power distribution network, separate from controller network cabling. <text:s/>Cable faults on the power network may shut down the whole system, the cost of alternative power distribution topologies being prohibitive.</text:p>
      <text:p text:style-name="P13"/>
      <text:p text:style-name="P39"/>
      <text:p text:style-name="P40">West Buckland Railways - Signalling</text:p>
      <text:p text:style-name="P19">Standard <text:span text:style-name="T31">Control </text:span>Interface – Electrical Specification</text:p>
      <text:p text:style-name="P40">Jon Freeman<text:tab/><text:tab/>30<text:span text:style-name="T32">th</text:span> March 2023</text:p>
      <text:p text:style-name="P16"/>
      <text:p text:style-name="P41">This document contains the electrical specifications of electrical Input and Output ports of Controllers and Peripherals used in the signalling system.</text:p>
      <text:p text:style-name="P16"/>
      <text:p text:style-name="P16">Design considerations : -</text:p>
      <text:p text:style-name="P16">(Reference to ‘signal’ in this section means ‘electrical signal’.)</text:p>
      <text:list text:style-name="L2">
        <text:list-item>
          <text:p text:style-name="P20"/>
        </text:list-item>
      </text:list>
      <text:p text:style-name="P16"/>
      <text:p text:style-name="P16"/>
      <text:p text:style-name="P16"/>
      <text:p text:style-name="P16"/>
      <text:p text:style-name="P11"/>
      <text:p text:style-name="P11"/>
      <text:p text:style-name="P8"/>
      <text:p text:style-name="P7"/>
      <text:p text:style-name="P7"/>
      <text:p text:style-name="P7"/>
      <text:p text:style-name="P2">Notes on WBSIG ‘Daisy’ <text:span text:style-name="T3">Controller</text:span></text:p>
      <text:p text:style-name="P1"/>
      <text:p text:style-name="P1">Jon Freeman<text:tab/><text:tab/>Feb 2023</text:p>
      <text:p text:style-name="P1"/>
      <text:p text:style-name="P1">This describes the West Buckland Railway signalling system sub-assembly ‘Daisy’.</text:p>
      <text:p text:style-name="P4">The unit features a controller, connected to a number of input and output connections.</text:p>
      <text:p text:style-name="P4">Inputs are used to monitor limit switches or other sensors providing feedback of information about the physical positions of things such as gates, levers, turnout settings, semaphores etc.</text:p>
      <text:p text:style-name="P4">Outputs may be used to drive coloured light or semaphore signals, actuators for gates and turnouts etc.</text:p>
      <text:p text:style-name="P4">The controller will set outputs according to the current state of inputs, as determined by a set of instructions distilled from the collective wisdom of club members..</text:p>
      <text:p text:style-name="P1"/>
      <text:p text:style-name="P4">SIPO<text:tab/>- Serial in, parallel out</text:p>
      <text:p text:style-name="P4">PISO<text:tab/>- Parallel in, serial out</text:p>
      <text:p text:style-name="P1"/>
      <text:p text:style-name="P1">A Nucleo L432KC ARM Cortex controller is connected to a pair of daisy-chains of shift registers : -</text:p>
      <text:list text:style-name="L3">
        <text:list-item>
          <text:p text:style-name="P21">SIPO Chain -<text:tab/>Provides Logic Outputs useful for powering lights, actuators etc</text:p>
        </text:list-item>
        <text:list-item>
          <text:p text:style-name="P21">PISO Chain -<text:tab/>Reads and stores Logic Inputs from limit switches etc.</text:p>
        </text:list-item>
      </text:list>
      <text:p text:style-name="P1"/>
      <text:p text:style-name="P1">The SIPO chain uses 74HC595 serial-in parallel-out shift registers.</text:p>
      <text:p text:style-name="P1">The PISO chain uses 74HC597 parallel-in serial-out shift registers.</text:p>
      <text:p text:style-name="P1"/>
      <text:p text:style-name="P1">Chain length can in principle be any (on this board, four 8-bit registers are used in each chain giving 32 input and 32 output bits).</text:p>
      <text:p text:style-name="P1">The controller loads the output registers, and reads the input registers simultaneously using an internal SPI engine <text:s/>(Serial Peripheral Interface), under interrupt control. <text:s/>This reduces overhead to almost nothing (does not tie-up the processor clocking bits in and out).</text:p>
      <text:p text:style-name="P1"/>
      <text:p text:style-name="P3">595<text:tab/>SIPO<text:tab/>- <text:span text:style-name="T2">for Outputs</text:span></text:p>
      <text:p text:style-name="P3">Comprises : -</text:p>
      <text:p text:style-name="P3"><text:tab/>8 stage SIPO shift register</text:p>
      <text:p text:style-name="P3"><text:tab/>8 bit storage registers</text:p>
      <text:p text:style-name="P3"><text:tab/>8 bit tri-state output buffer</text:p>
      <text:p text:style-name="P3"><text:s text:c="4"/>Inputs</text:p>
      <text:p text:style-name="P3"><text:tab/>DS<text:tab/><text:span text:style-name="T1">from controller MOSI or Q7 of previous stage, </text:span>Data Serial In to shift reg</text:p>
      <text:p text:style-name="P3"><text:tab/>SHCP<text:tab/>Shift Clk __-- moves bits along shift register</text:p>
      <text:p text:style-name="P3"><text:tab/>MR\<text:tab/>Clear shift reg only contents</text:p>
      <text:p text:style-name="P3"><text:tab/>STCP<text:tab/>Storage register strobe _- updates from shift reg output</text:p>
      <text:p text:style-name="P3"><text:tab/>OE\<text:tab/>Output enable, active Lo</text:p>
      <text:p text:style-name="P3"><text:s text:c="4"/>Outputs</text:p>
      <text:p text:style-name="P3"><text:tab/>Q0-Q7<text:tab/><text:tab/>8 bit tri-state buffer outputs</text:p>
      <text:p text:style-name="P3"><text:tab/>Q7S<text:tab/><text:tab/>Shift reg MSB out to DS of following stage</text:p>
      <text:p text:style-name="P3"/>
      <text:p text:style-name="P3">597<text:tab/>PISO<text:tab/>- <text:span text:style-name="T2">for Inputs</text:span></text:p>
      <text:p text:style-name="P3">Comprises : -</text:p>
      <text:p text:style-name="P3"><text:tab/>8 bit input register, feeding</text:p>
      <text:p text:style-name="P3"><text:tab/>8 bit shift register</text:p>
      <text:p text:style-name="P3"><text:s text:c="4"/>13 Inputs</text:p>
      <text:p text:style-name="P3"><text:tab/>D0-D7 <text:tab/>8 bit input</text:p>
      <text:p text:style-name="P3"><text:tab/>STCP<text:tab/><text:tab/>storage register clk, _- loads 8 bit input to shift register</text:p>
      <text:p text:style-name="P3"><text:tab/>MR\<text:tab/><text:tab/>Async reset</text:p>
      <text:p text:style-name="P3"><text:soft-page-break/><text:tab/>DS<text:tab/><text:tab/>Data in from previous stage</text:p>
      <text:p text:style-name="P3"><text:tab/>PL\<text:tab/><text:tab/>Async load shift reg from storage reg</text:p>
      <text:p text:style-name="P3"><text:tab/>SHCP<text:tab/><text:tab/>shift register clk _-</text:p>
      <text:p text:style-name="P3"><text:s text:c="4"/>1 Output</text:p>
      <text:p text:style-name="P3"><text:tab/>Q7 <text:tab/><text:tab/>to controller <text:span text:style-name="T1">MISO</text:span> or DS input of next stage in chain</text:p>
      <text:p text:style-name="P3"/>
      <text:p text:style-name="P5">SHCP</text:p>
      <text:p text:style-name="P5">For both ‘595 and ‘597, _- shift register clock from SPI_SCLK</text:p>
      <text:p text:style-name="P3"/>
      <text:p text:style-name="P5">STCP</text:p>
      <text:p text:style-name="P5">For ‘595 outputs. <text:tab/>_- clocks shift reg data onto outputs</text:p>
      <text:p text:style-name="P5">For ‘597 inputs, <text:tab/>_- clocks data into input flip flops</text:p>
      <text:p text:style-name="P5"/>
      <text:p text:style-name="P5">PL\</text:p>
      <text:p text:style-name="P5">‘597 input only. Active low async parallel load shift reg from input register. <text:s/>This could be combined with STCP if STCP idles hi ------_----, except that PL\ becomes active after falling edge, inactive on rising edge when later info updates input flip flops. <text:s/>This means input flip flops always read data one cycle later, although STCP could be driven ----_-_---- where the extra rising clock edge transfers latest input data, double clocking output data has no effect.</text:p>
      <text:p text:style-name="P5"/>
      <text:p text:style-name="P5">MR\<text:tab/>(‘597 input and ‘595 output)</text:p>
      <text:p text:style-name="P5">Async master shift register reset. Good practice, perhaps, to pull low during power-up. To remain hi in normal use. <text:span text:style-name="T4">Probably good to tie to NRTS. </text:span><text:span text:style-name="T5">R4, R5, C9 provide options.</text:span></text:p>
      <text:p text:style-name="P5"/>
      <text:p text:style-name="P6">OE\<text:tab/>(‘595 output only)</text:p>
      <text:p text:style-name="P6">Pull low, use 1k resistor. Do not expect problems with outputs enabled at all times, pull-down keeps options open.</text:p>
      <text:p text:style-name="P6"/>
      <text:p text:style-name="P22"/>
      <text:p text:style-name="P33">West Buckland Railway Signalling Project</text:p>
      <text:p text:style-name="P34"/>
      <text:p text:style-name="P37">All About Controllers</text:p>
      <text:p text:style-name="P34"/>
      <text:p text:style-name="P37">The signalling system uses one or more controllers programmed to our needs. <text:s/><text:span text:style-name="T27">The heart of any controller box will be a small central mini-computer with few connections. <text:s/>Strings, or ‘daisy chains’ of shift-registers are used to provide any practical number of ‘input’ and ‘output’ connections to monitor and control the wider system. <text:s/></text:span>Referring to Fig “Controller Core”, the mini-computer is a low cost (£10) module U1 STM32L432KC. <text:s/>It connects to; IC1 a memory to store local setup info, IC3 a CAN bus interface enabling communication between controllers, and to the right two ‘daisy chains’ of shift registers enabling reading and setting of any practical number of input and output connections (two chains of four eight-bit registers shown, providing 32 inputs and 32 outputs. <text:s/>Daisy chains may be any practical length for any practical number of connections).</text:p>
      <text:p text:style-name="P34"/>
      <text:p text:style-name="P22"><text:span text:style-name="T24">Controller </text:span>Input <text:span text:style-name="T11">and Output Interface </text:span>Circuit<text:span text:style-name="T11">s</text:span></text:p>
      <text:p text:style-name="P22"/>
      <text:p text:style-name="P36"><text:span text:style-name="T11">The tiny electrical signals </text:span><text:span text:style-name="T22">powering modern digital systems </text:span><text:span text:style-name="T11">need a good degree of protection and isolation from the Big Bad World, </text:span><text:span text:style-name="T17">to and from which they ultimately communicate</text:span><text:span text:style-name="T11">. <text:s/>This is the job of the input and output interface circuits.</text:span></text:p>
      <text:p text:style-name="P24"/>
      <text:p text:style-name="P24"><text:span text:style-name="T17">Q.<text:tab/>How much money </text:span><text:span text:style-name="T19">do we want to spend on</text:span><text:span text:style-name="T17"> In/Out interfacing?</text:span></text:p>
      <text:p text:style-name="P30"/>
      <text:p text:style-name="P30">A.<text:tab/>While not driven as a ‘cost sensitive’ project, the total number of inputs and outputs proposed has been greatly inflated by our accommodat<text:span text:style-name="T18">ion of</text:span> a lot of <text:span text:style-name="T27">extra</text:span> mechanical hardware. <text:s/>Raised track requirements are trivial, but long before design of the ground-level system is <text:span text:style-name="T18">anywhere near </text:span>complete, combined I/O requirements exceed one hundred – a penny saved on I/O design saves the club &gt; £1.</text:p>
      <text:p text:style-name="P30"/>
      <text:p text:style-name="P30">Agreed early on, the highest voltage used in the signalling system is +50V DC (negative earth). Input and output <text:span text:style-name="T24">circuit</text:span>s <text:span text:style-name="T24">will</text:span> be designed to withstand max system voltage<text:span text:style-name="T24">s</text:span> being wrongly applied.</text:p>
      <text:p text:style-name="P30">Faulty connection of any input or output is to <text:span text:style-name="T18">cause no damage, and</text:span> have no effect on any other input or output. <text:s/><text:span text:style-name="T21">A</text:span><text:span text:style-name="T18">llowing </text:span><text:span text:style-name="T21">for a</text:span><text:span text:style-name="T18"> +50% voltage safety margin, there should be no need to resort to costly hardware such as opto-isolation, multiple floating I/O supplies etc.</text:span></text:p>
      <text:p text:style-name="P30"/>
      <text:p text:style-name="P23">Source<text:span text:style-name="T18">(s)</text:span> and Sink<text:span text:style-name="T18">(s)</text:span>.</text:p>
      <text:p text:style-name="P23"/>
      <text:p text:style-name="P23">These are terms used in discussion <text:span text:style-name="T19">of</text:span> controller inputs and outputs. <text:s/>Simply, a ‘source’ is an electrical terminal capable of ‘sourcing’ a conventional current flow towards a more electrically negative terminal, the ‘sink’. <text:s/>Conventional current is said to flow from positive, to negative. <text:s/>Current flows from source, to sink. <text:s/>Just like <text:span text:style-name="T18">water</text:span> and <text:span text:style-name="T18">taps</text:span>, no more difficult than that.</text:p>
      <text:p text:style-name="P23"/>
      <text:p text:style-name="P32">Should our <text:span text:style-name="T22">inputs and </text:span>outputs be ‘sources’ or ‘sinks’ ?</text:p>
      <text:p text:style-name="P32"/>
      <text:p text:style-name="P32"><text:span text:style-name="T21">As a design nicety, we </text:span><text:span text:style-name="T24">will</text:span><text:span text:style-name="T21"> specify that any input should correctly read any output to which it may be connected. <text:s/>This implies one is a ‘source’, the other a ‘sink’. <text:s/></text:span>It makes not a scrap of difference <text:span text:style-name="T21">which</text:span>. <text:s/><text:span text:style-name="T27">C</text:span><text:span text:style-name="T11">ontrollers in the W</text:span>est <text:span text:style-name="T11">B</text:span>uckland<text:span text:style-name="T11"> Signalling system will use current source outputs, and current sink inputs. <text:s/></text:span>What this means : -</text:p>
      <text:p text:style-name="P31"/>
      <text:p text:style-name="P31">Inputs sink current. <text:s/><text:span text:style-name="T23">Unconnected inputs or those w</text:span>ith zero (or a very small) current flowing into the input connection <text:span text:style-name="T23">will be seen by</text:span> the controller as <text:span text:style-name="T23">a</text:span> logic ‘0’. <text:s/>A positive voltage (in the range around +8 to + 80 volts) <text:span text:style-name="T24">applied</text:span> to the input causes <text:span text:style-name="T22">sufficient </text:span>current to flow into the input sink <text:span text:style-name="T22">for</text:span> the controller <text:span text:style-name="T22">to</text:span> read <text:span text:style-name="T22">it</text:span> as logic ‘1’. <text:s/>What these logic levels mean <text:span text:style-name="T19">in terms of signalling</text:span> will depend <text:soft-page-break/><text:span text:style-name="T19">up</text:span>on expressions forming the control algorithm used to determine signalling system behaviour, not <text:span text:style-name="T22">our concern</text:span> here.</text:p>
      <text:p text:style-name="P31"/>
      <text:p text:style-name="P31">Outputs source current. <text:s/>When the controller sets an output bit to ‘<text:span text:style-name="T24">1</text:span>’, current may be drawn from that output <text:span text:style-name="T27">connection</text:span> – e.g. connect an LED between the output pin and earth, current <text:span text:style-name="T24">flows</text:span>, <text:span text:style-name="T24">LED</text:span> light<text:span text:style-name="T24">s</text:span>. <text:s/>With the output bit set to ‘<text:span text:style-name="T24">0</text:span>’, <text:span text:style-name="T24">no </text:span>current flow<text:span text:style-name="T24">s,</text:span> LED <text:span text:style-name="T24">is dark</text:span>.</text:p>
      <text:p text:style-name="P31"/>
      <text:p text:style-name="P31"/>
      <text:p text:style-name="P25">Circuit Protection</text:p>
      <text:p text:style-name="P25"/>
      <text:p text:style-name="P25">Input and output circuits must not be damaged by wrong connection or cable faults. <text:s/><text:span text:style-name="T22">O</text:span>utputs will be limited in the power they may ‘source’, as it is not reasonable to expect a controller to power any size and type of load a user might <text:span text:style-name="T20">one day </text:span>decide to connect. <text:s/>Rather the outputs will be specified sufficient to power small loads directly, and to operate higher power loads using power switching circuits local <text:span text:style-name="T12">to the load, </text:span><text:span text:style-name="T23">as is good practice</text:span>.</text:p>
      <text:p text:style-name="P25"/>
      <text:p text:style-name="P26">Inputs and outputs utilise DC, positive with respect to ‘ground’ (negative earth). <text:s/>Protection will be rated to continuously withstand short circuits on individual inputs and outputs to <text:span text:style-name="T20">potential points between 0 and </text:span>+<text:span text:style-name="T18">75</text:span>V (for short term ‘ESD’ ratings see component data sheets).</text:p>
      <text:p text:style-name="P23"/>
      <text:p text:style-name="P36">Interface Design – refer to figure <text:span text:style-name="T13">“WBSigs_IO_detail”.</text:span></text:p>
      <text:p text:style-name="P25"/>
      <text:p text:style-name="P25">Input Interface Circuit Design</text:p>
      <text:p text:style-name="P25"/>
      <text:p text:style-name="P26">Inputs are designed to sink currents up to 5.6mA (+/- 20%). <text:s/>This is <text:span text:style-name="T29">defined and </text:span>limited using current regulator diodes CL05M6F (<text:a xlink:type="simple" xlink:href="https://www.mouser.co.uk/datasheet/2/849/cl05m6f-2577303.pdf" text:style-name="Internet_20_link" text:visited-style-name="Visited_20_Internet_20_Link">See datasheet</text:a>). <text:s/>Referring to Fig “WBSigs_IO_detail”, D2 is an input current regulator, D3 is a plain diode protecting against <text:span text:style-name="T14">reverse polarity</text:span> voltages applied to inputs. <text:s/>Resistor network R6-8 convert input current to a low level voltage fed to <text:a xlink:type="simple" xlink:href="https://en.wikipedia.org/wiki/Schmitt_trigger" text:style-name="Internet_20_link" text:visited-style-name="Visited_20_Internet_20_Link"><text:span text:style-name="T30">Schmitt trigger</text:span></text:a> 74HC14, which buffers the input signal and presents it to the input shift registers. <text:s/>This provides some hysteresis to overcome any noise present on input wiring, meaning the input may read as a logic ‘1’ when input current rises above about 4mA but will not revert to ‘0’ until input current falls below around 2.5mA. <text:s/><text:span text:style-name="T14">Capacitor C10 filters </text:span><text:span text:style-name="T22">out </text:span><text:span text:style-name="T14">higher frequencies – prevents interference from radio and other noisy electrical equipment.</text:span></text:p>
      <text:p text:style-name="P25"/>
      <text:p text:style-name="P25">Output Interface Circuit Design</text:p>
      <text:p text:style-name="P25"/>
      <text:p text:style-name="P27">Outputs are designed to source currents up to <text:span text:style-name="T15">about 15mA, </text:span><text:span text:style-name="T25">limited by</text:span><text:span text:style-name="T15"> current regulator diode D4 (CL15M35, </text:span><text:a xlink:type="simple" xlink:href="https://www.mouser.co.uk/datasheet/2/849/cl20m35-2845309.pdf" text:style-name="Internet_20_link" text:visited-style-name="Visited_20_Internet_20_Link"><text:span text:style-name="T15">see data</text:span></text:a><text:span text:style-name="T15">). <text:s/>This choice ensures an input connected directly to an output, will read the true state. <text:s/>Referring to the circuit, transistor Q3 and resistor R9 form a switched current sink capable of sinking about 1mA when the connected output shift register bit is set to ‘1’. <text:s/>This is sufficient to bias transistor Q4 ‘on’, enabling it to source currents in excess of 15mA. <text:s/>D4 limits current to safe levels. <text:s/></text:span><text:span text:style-name="T30">D5 protects against output shorts to high voltage.</text:span></text:p>
      <text:p text:style-name="P28"/>
      <text:p text:style-name="P29">Note this <text:span text:style-name="T18">input and output </text:span>circuitry is <text:span text:style-name="T27">about as </text:span><text:span text:style-name="T26">simple </text:span><text:span text:style-name="T27">as possible consistent with safety and protection requirements</text:span><text:span text:style-name="T26">, </text:span><text:span text:style-name="T27">interface component costs of the order of &lt;£2 per IO pair. <text:s/>This is</text:span><text:span text:style-name="T26"> replicat</text:span>ed for the number of inputs and outputs, <text:span text:style-name="T16">apart from the 74HC14, a hex Schmitt trigger, which can route 6 input bits to the input shift registers</text:span>. <text:span text:style-name="T27">(One of six inverters per </text:span><text:span text:style-name="T28">74</text:span><text:span text:style-name="T27">HC14 shown).</text:span></text:p>
      <text:p text:style-name="P5"/>
      <text:p text:style-name="P3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12T14:10:15.104000000</meta:creation-date>
    <dc:date>2023-04-05T11:10:35.761000000</dc:date>
    <meta:editing-duration>P17DT15H32M39S</meta:editing-duration>
    <meta:editing-cycles>55</meta:editing-cycles>
    <meta:generator>LibreOffice/7.4.1.2$Windows_X86_64 LibreOffice_project/3c58a8f3a960df8bc8fd77b461821e42c061c5f0</meta:generator>
    <meta:document-statistic meta:table-count="0" meta:image-count="0" meta:object-count="0" meta:page-count="8" meta:paragraph-count="116" meta:word-count="2604" meta:character-count="16085" meta:non-whitespace-character-count="13477"/>
  </office:meta>
</office:document-meta>
</file>